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ae3" officeooo:paragraph-rsid="000ffae3"/>
    </style:style>
    <style:style style:name="P2" style:family="paragraph" style:parent-style-name="Standard">
      <style:text-properties officeooo:rsid="0011063e" officeooo:paragraph-rsid="0011063e"/>
    </style:style>
    <style:style style:name="P3" style:family="paragraph" style:parent-style-name="Standard">
      <style:text-properties officeooo:rsid="0012917b" officeooo:paragraph-rsid="0012917b"/>
    </style:style>
    <style:style style:name="P4" style:family="paragraph" style:parent-style-name="Standard">
      <style:text-properties officeooo:rsid="00132ac3" officeooo:paragraph-rsid="00132ac3"/>
    </style:style>
    <style:style style:name="P5" style:family="paragraph" style:parent-style-name="Standard">
      <style:text-properties officeooo:rsid="00134554" officeooo:paragraph-rsid="00134554"/>
    </style:style>
    <style:style style:name="P6" style:family="paragraph" style:parent-style-name="Standard">
      <style:text-properties officeooo:rsid="00135fee" officeooo:paragraph-rsid="00135fee"/>
    </style:style>
    <style:style style:name="P7" style:family="paragraph" style:parent-style-name="Standard">
      <style:text-properties officeooo:rsid="00135fee" officeooo:paragraph-rsid="0014c219"/>
    </style:style>
    <style:style style:name="P8" style:family="paragraph" style:parent-style-name="Standard">
      <style:text-properties officeooo:rsid="0014c219" officeooo:paragraph-rsid="0014c219"/>
    </style:style>
    <style:style style:name="P9" style:family="paragraph" style:parent-style-name="Standard">
      <style:text-properties officeooo:rsid="00182505" officeooo:paragraph-rsid="00182505"/>
    </style:style>
    <style:style style:name="P10" style:family="paragraph" style:parent-style-name="Standard">
      <style:text-properties officeooo:rsid="0018a7ad" officeooo:paragraph-rsid="0018a7ad"/>
    </style:style>
    <style:style style:name="P11" style:family="paragraph" style:parent-style-name="Standard">
      <style:text-properties officeooo:rsid="0019955c" officeooo:paragraph-rsid="0019955c"/>
    </style:style>
    <style:style style:name="P12" style:family="paragraph" style:parent-style-name="Standard">
      <style:paragraph-properties fo:break-before="page"/>
      <style:text-properties officeooo:rsid="00135fee" officeooo:paragraph-rsid="00135fee"/>
    </style:style>
    <style:style style:name="P13" style:family="paragraph" style:parent-style-name="Standard">
      <style:text-properties officeooo:rsid="0014c219" officeooo:paragraph-rsid="0014c2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el caso de choferes realizar la busqueda de registros historicos a fin de no crear nuevamente el mismo registro.</text:p>
      <text:p text:style-name="P1"/>
      <text:p text:style-name="P1"/>
      <text:p text:style-name="P1"/>
      <text:p text:style-name="P1"/>
      <text:p text:style-name="P1">Un chofer tiene muchos contratos</text:p>
      <text:p text:style-name="P1">cada contrato tiene</text:p>
      <text:p text:style-name="P1">numero de contrato</text:p>
      <text:p text:style-name="P1">inicio</text:p>
      <text:p text:style-name="P1">fin</text:p>
      <text:p text:style-name="P1"/>
      <text:p text:style-name="P1"/>
      <text:p text:style-name="P1"/>
      <text:p text:style-name="P2">CREAR TIPO DE VEHICULO</text:p>
      <text:p text:style-name="P1"><text:tab/>VAGONETA</text:p>
      <text:p text:style-name="P1"><text:tab/>CAMIONETA<text:tab/></text:p>
      <text:p text:style-name="P1"><text:tab/>MINIBAN</text:p>
      <text:p text:style-name="P1"/>
      <text:p text:style-name="P1"/>
      <text:p text:style-name="P3">ASIGNACION DE VEHICULOS</text:p>
      <text:p text:style-name="P3">Definir a un responsible actual tras la asignacion del vehiculo</text:p>
      <text:p text:style-name="P3"/>
      <text:p text:style-name="P3">Mostrar el listado de las asignaciones con los responsables actuales</text:p>
      <text:p text:style-name="P3"/>
      <text:p text:style-name="P3"/>
      <text:p text:style-name="P4">RANGO DE FECHAS DE VALES DE GASOLINA POR CHOFER QUE ES RESPONSABLE ACTUAL.</text:p>
      <text:p text:style-name="P4"/>
      <text:p text:style-name="P4">el vehiculo x ha sacado</text:p>
      <text:p text:style-name="P4"/>
      <text:p text:style-name="P4">vale 1, 2, 3</text:p>
      <text:p text:style-name="P4"/>
      <text:p text:style-name="P4">vale 1 = 50 ltros</text:p>
      <text:p text:style-name="P4">vale 2 = 60 ltros</text:p>
      <text:p text:style-name="P4">vale 3 = 70 ltros</text:p>
      <text:p text:style-name="P4"/>
      <text:p text:style-name="P4"/>
      <text:p text:style-name="P5">gasolina diesel y gas</text:p>
      <text:p text:style-name="P5"/>
      <text:p text:style-name="P5">importe por litro configurable</text:p>
      <text:p text:style-name="P5"><text:tab/>gasolina</text:p>
      <text:p text:style-name="P5"><text:tab/>diesel</text:p>
      <text:p text:style-name="P5"><text:tab/>gas</text:p>
      <text:p text:style-name="P5"/>
      <text:p text:style-name="P5">El sistema tiene que autogenerar el importe de acuerdo al importe por litro del tipo combustible</text:p>
      <text:p text:style-name="P5"/>
      <text:p text:style-name="P5"/>
      <text:p text:style-name="P6"/>
      <text:p text:style-name="P12">restricciones</text:p>
      <text:p text:style-name="P6"/>
      <text:p text:style-name="P6">1</text:p>
      <text:p text:style-name="P6"><text:tab/>gas</text:p>
      <text:p text:style-name="P6"><text:tab/>gasolina</text:p>
      <text:p text:style-name="P6"/>
      <text:p text:style-name="P6">2</text:p>
      <text:p text:style-name="P6"><text:tab/>diesel<text:tab/></text:p>
      <text:p text:style-name="P6"><text:tab/>gas</text:p>
      <text:p text:style-name="P6"/>
      <text:p text:style-name="P6">3</text:p>
      <text:p text:style-name="P6"><text:tab/>diesel</text:p>
      <text:p text:style-name="P6">4</text:p>
      <text:p text:style-name="P6"><text:tab/>gasolina</text:p>
      <text:p text:style-name="P6"/>
      <text:p text:style-name="P6"/>
      <text:p text:style-name="P6"/>
      <text:p text:style-name="P8">VALE DE GASOLINA</text:p>
      <text:p text:style-name="P8"><text:tab/>kilometraje por litro de X tipo de combustible de un vehiculo</text:p>
      <text:p text:style-name="P7"><text:tab/><text:tab/></text:p>
      <text:p text:style-name="P7"/>
      <text:p text:style-name="P7"/>
      <text:p text:style-name="P7"/>
      <text:p text:style-name="P9">Frontal</text:p>
      <text:p text:style-name="P9">Lateral</text:p>
      <text:p text:style-name="P9">Atras</text:p>
      <text:p text:style-name="P9"/>
      <text:p text:style-name="P9">ESTADOS DE VEHICULO</text:p>
      <text:p text:style-name="P9"><text:tab/>NUEVO</text:p>
      <text:p text:style-name="P9"><text:tab/>REGULAR</text:p>
      <text:p text:style-name="P9"><text:tab/>MALO</text:p>
      <text:p text:style-name="P9"/>
      <text:p text:style-name="P10"><text:tab/>Observaciones</text:p>
      <text:p text:style-name="P11"/>
      <text:p text:style-name="P11">VEHICULO</text:p>
      <text:p text:style-name="P11"><text:tab/>ACTIVO ASIGNADO</text:p>
      <text:p text:style-name="P11"><text:tab/>ACTIVO NO ASIGNADO</text:p>
      <text:p text:style-name="P11"><text:tab/>INACTIVO EN REPARACION</text:p>
      <text:p text:style-name="P11"/>
      <text:p text:style-name="P11">EN CASO DE QUE EL VEHICULO ESTE EN REPACION O NO DISPONIBLE NO PERMITIR EMITIR EL VALE DE COMBUSTIBLE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6:47:05.185251983</meta:creation-date>
    <dc:date>2020-06-21T17:56:56.965120473</dc:date>
    <meta:editing-duration>PT39M1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190" meta:character-count="1103" meta:non-whitespace-character-count="939"/>
  </office:meta>
</office:document-meta>
</file>